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339" officeooo:paragraph-rsid="00155339"/>
    </style:style>
    <style:style style:name="P2" style:family="paragraph" style:parent-style-name="Standard" style:list-style-name="L1">
      <style:text-properties officeooo:rsid="00155339" officeooo:paragraph-rsid="00155339"/>
    </style:style>
    <style:style style:name="P3" style:family="paragraph" style:parent-style-name="Standard" style:list-style-name="L2">
      <style:text-properties officeooo:rsid="00155339" officeooo:paragraph-rsid="00155339"/>
    </style:style>
    <style:style style:name="P4" style:family="paragraph" style:parent-style-name="Standard" style:list-style-name="L3">
      <style:text-properties officeooo:rsid="00155339" officeooo:paragraph-rsid="00155339"/>
    </style:style>
    <style:style style:name="P5" style:family="paragraph" style:parent-style-name="Standard">
      <style:text-properties officeooo:rsid="00155339" officeooo:paragraph-rsid="0016c1ba"/>
    </style:style>
    <style:style style:name="P6" style:family="paragraph" style:parent-style-name="Standard" style:list-style-name="L3">
      <style:text-properties officeooo:rsid="0016c1ba" officeooo:paragraph-rsid="0016c1ba"/>
    </style:style>
    <style:style style:name="P7" style:family="paragraph" style:parent-style-name="Standard">
      <style:text-properties officeooo:rsid="0016c1ba" officeooo:paragraph-rsid="0016c1ba"/>
    </style:style>
    <style:style style:name="P8" style:family="paragraph" style:parent-style-name="Standard">
      <style:text-properties officeooo:rsid="001727cd" officeooo:paragraph-rsid="001727cd"/>
    </style:style>
    <style:style style:name="T1" style:family="text">
      <style:text-properties officeooo:rsid="00155339"/>
    </style:style>
    <style:style style:name="T2" style:family="text">
      <style:text-properties officeooo:rsid="00158c18"/>
    </style:style>
    <style:style style:name="T3" style:family="text">
      <style:text-properties officeooo:rsid="0016c1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cument</text:p>
      <text:p text:style-name="P1"><text:tab/></text:p>
      <text:p text:style-name="P1">Components </text:p>
      <text:p text:style-name="P1"/>
      <text:list xml:id="list11120078" text:style-name="L1">
        <text:list-item>
          <text:p text:style-name="P2">Registration Component</text:p>
        </text:list-item>
        <text:list-item>
          <text:p text:style-name="P2">Login Component </text:p>
        </text:list-item>
        <text:list-item>
          <text:p text:style-name="P2">Events component</text:p>
        </text:list-item>
        <text:list-item>
          <text:p text:style-name="P2">Reservation Component</text:p>
        </text:list-item>
        <text:list-item>
          <text:p text:style-name="P2">Logout component</text:p>
        </text:list-item>
      </text:list>
      <text:p text:style-name="P1"/>
      <text:p text:style-name="P1">Services</text:p>
      <text:list xml:id="list2048890490" text:style-name="L2">
        <text:list-item>
          <text:p text:style-name="P3">Authentication Service </text:p>
        </text:list-item>
        <text:list-item>
          <text:p text:style-name="P3">Event <text:span text:style-name="T2">and Reservation</text:span> Services</text:p>
        </text:list-item>
      </text:list>
      <text:p text:style-name="P1"/>
      <text:p text:style-name="P1">Database</text:p>
      <text:list xml:id="list1690062779" text:style-name="L3">
        <text:list-item>
          <text:p text:style-name="P4">Authentication Database</text:p>
        </text:list-item>
        <text:list-item>
          <text:p text:style-name="P6">Events Database. </text:p>
        </text:list-item>
      </text:list>
      <text:p text:style-name="P7"/>
      <text:p text:style-name="P7"/>
      <text:p text:style-name="P8">How it works</text:p>
      <text:p text:style-name="P8"/>
      <text:p text:style-name="P5"><text:span text:style-name="T3">R</text:span>egistration Component →<text:span text:style-name="T3"> </text:span>Authentication Service </text:p>
      <text:p text:style-name="P5">Login Component →<text:span text:style-name="T3"> </text:span>Authentication Service </text:p>
      <text:p text:style-name="P5"/>
      <text:p text:style-name="P7">Events component → Event and Reservation Services</text:p>
      <text:p text:style-name="P5"><text:span text:style-name="T3">R</text:span>eservation Component-→<text:span text:style-name="T3"> Event and Reservation Services</text:span></text:p>
      <text:p text:style-name="P7"/>
      <text:p text:style-name="P7"/>
      <text:p text:style-name="P8">Plan:</text:p>
      <text:p text:style-name="P8"/>
      <text:p text:style-name="P8">UI for Login component</text:p>
      <text:p text:style-name="P8">UI for Events component</text:p>
      <text:p text:style-name="P8">UI reservation Components </text:p>
      <text:p text:style-name="P8">Logout Functionality </text:p>
      <text:p text:style-name="P8">Service Developement A<text:span text:style-name="T1">uthentication Service </text:span></text:p>
      <text:p text:style-name="P8">Service Development E<text:span text:style-name="T1">vent and Reservation Services</text:span></text:p>
      <text:p text:style-name="P8">Unit Testing A<text:span text:style-name="T1">uthentication Service </text:span></text:p>
      <text:p text:style-name="P8">Unit Testing E<text:span text:style-name="T1">vent and Reservation Services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4:38:07.201949461</meta:creation-date>
    <dc:date>2020-07-27T14:59:07.995226563</dc:date>
    <meta:editing-duration>PT9M49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8" meta:word-count="94" meta:character-count="710" meta:non-whitespace-character-count="641"/>
  </office:meta>
</office:document-meta>
</file>